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draw:marker-start="" draw:marker-end="" draw:marker-end-width="0.3cm" draw:fill="none" draw:textarea-vertical-align="middl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3.615cm"/>
    </style:style>
    <style:style style:name="gr10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Fine_20_Dashed_20__28_var_29_" draw:marker-end="" draw:textarea-vertical-align="middle"/>
    </style:style>
    <style:style style:name="gr12" style:family="graphic" style:parent-style-name="standard">
      <style:graphic-properties draw:stroke="solid" draw:stroke-dash="Fine_20_Dashed_20__28_var_29_" draw:marker-start="Arrow" draw:marker-end="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051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9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9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94cm" svg:height="2.033cm" svg:x="11.176cm" svg:y="12.938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5.08cm" svg:height="2.032cm" svg:x="14.97cm" svg:y="12.938cm">
          <text:p text:style-name="P2"><text:span text:style-name="T1">I/Q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5.08cm" svg:height="2.54cm" svg:x="6.08cm" svg:y="8.62cm">
          <text:p text:style-name="P2"><text:span text:style-name="T1">CPRI 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085cm" svg:height="2.033cm" svg:x="6.091cm" svg:y="12.938cm">
          <text:p text:style-name="P2"><text:span text:style-name="T1">Fibre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794cm" svg:height="0.889cm" svg:x="11.16cm" svg:y="16.748cm">
          <text:p text:style-name="P2"><text:span text:style-name="T2">SF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3.794cm" svg:height="1.397cm" svg:x="13.716cm" svg:y="9.89cm">
          <text:p text:style-name="P1"><text:span text:style-name="T1">PPC Linux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6.24cm" svg:y1="9.89cm" svg:x2="16.24cm" svg:y2="7.604cm">
          <text:p/>
        </draw:line>
        <draw:custom-shape draw:style-name="gr4" draw:text-style-name="P1" draw:layer="layout" svg:width="2.444cm" svg:height="0.508cm" svg:x="8.716cm" svg:y="8.62cm">
          <text:p text:style-name="P2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8cm" svg:height="2.286cm" svg:x="4.81cm" svg:y="1.508cm">
          <text:p text:style-name="P2"><text:span text:style-name="T1">Customer Specific Application Services</text:span></text:p>
          <text:p text:style-name="P2"><text:span text:style-name="T1">(eg. COAM, Alarm Handl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766cm" svg:height="0.508cm" svg:x="12.474cm" svg:y="3.286cm">
          <text:p text:style-name="P2"><text:span text:style-name="T1">Observer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763cm" svg:y1="8.62cm" svg:x2="14.335cm" svg:y2="3.794cm">
          <text:p/>
        </draw:line>
        <draw:line draw:style-name="gr6" draw:text-style-name="P2" draw:layer="layout" svg:x1="22.59cm" svg:y1="2.651cm" svg:x2="26.4cm" svg:y2="2.651cm">
          <text:p/>
        </draw:line>
        <draw:frame draw:style-name="gr7" draw:text-style-name="P3" draw:layer="layout" svg:width="4.058cm" svg:height="0.645cm" svg:x="23.231cm" svg:y="1.762cm">
          <draw:text-box>
            <text:p><text:span text:style-name="T3">CPRI Status Reporting</text:span></text:p>
          </draw:text-box>
        </draw:frame>
        <draw:line draw:style-name="gr6" draw:text-style-name="P2" draw:layer="layout" svg:x1="8.112cm" svg:y1="3.794cm" svg:x2="6.842cm" svg:y2="6.08cm">
          <text:p/>
        </draw:line>
        <draw:frame draw:style-name="gr8" draw:text-style-name="P3" draw:layer="layout" svg:width="1.493cm" svg:height="0.762cm" svg:x="6.238cm" svg:y="3.921cm">
          <draw:text-box>
            <text:p><text:span text:style-name="T3">create</text:span></text:p>
          </draw:text-box>
        </draw:frame>
        <draw:frame draw:style-name="gr9" draw:text-style-name="P3" draw:layer="layout" svg:width="4.181cm" svg:height="0.645cm" svg:x="5.191cm" svg:y="18.008cm">
          <draw:text-box>
            <text:p><text:span text:style-name="T3">Physical fibre upstream</text:span></text:p>
          </draw:text-box>
        </draw:frame>
        <draw:frame draw:style-name="gr7" draw:text-style-name="P3" draw:layer="layout" svg:width="1.582cm" svg:height="1.039cm" svg:x="11.61cm" svg:y="4.152cm">
          <draw:text-box>
            <text:p><text:span text:style-name="T3">attach</text:span></text:p>
            <text:p><text:span text:style-name="T3">update</text:span></text:p>
          </draw:text-box>
        </draw:frame>
        <draw:custom-shape draw:style-name="gr10" draw:text-style-name="P4" xml:id="id1" draw:id="id1" draw:layer="layout" svg:width="2.286cm" svg:height="0.762cm" svg:x="11.922cm" svg:y="13.827cm">
          <text:p text:style-name="P4"><text:span text:style-name="T4">Ethernet</text:span></text:p>
          <text:p text:style-name="P4"><text:span text:style-name="T4">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" draw:layer="layout" svg:x1="13.065cm" svg:y1="14.589cm" svg:x2="13.057cm" svg:y2="16.748cm" draw:start-shape="id1" draw:start-glue-point="2" draw:end-shape="id2" svg:d="m13065 14589v1079h-8v1080" svg:viewBox="0 0 9 2160">
          <text:p/>
        </draw:connector>
        <draw:connector draw:style-name="gr12" draw:text-style-name="P2" draw:layer="layout" draw:line-skew="0.114cm" svg:x1="13.057cm" svg:y1="17.637cm" svg:x2="9.458cm" svg:y2="18.366cm" draw:start-shape="id2" draw:start-glue-point="2" svg:d="m13057 17637v729h-3599v0" svg:viewBox="0 0 3600 730">
          <text:p/>
        </draw:connector>
        <draw:frame draw:style-name="gr13" draw:text-style-name="P5" draw:layer="layout" svg:width="2.551cm" svg:height="1.063cm" svg:x="3.286cm" svg:y="13.7cm">
          <draw:text-box>
            <text:p text:style-name="P5"><text:span text:style-name="T5">FPGA</text:span></text:p>
          </draw:text-box>
        </draw:frame>
        <draw:connector draw:style-name="gr11" draw:text-style-name="P2" draw:layer="layout" draw:line-skew="0.714cm" svg:x1="16.883cm" svg:y1="14.97cm" svg:x2="14.954cm" svg:y2="17.192cm" draw:end-shape="id2" svg:d="m16883 14970v0 2222h-1929" svg:viewBox="0 0 1930 2223">
          <text:p/>
        </draw:connector>
        <draw:connector draw:style-name="gr11" draw:text-style-name="P2" draw:layer="layout" svg:x1="8.633cm" svg:y1="14.971cm" svg:x2="11.16cm" svg:y2="17.192cm" draw:start-shape="id3" draw:start-glue-point="2" draw:end-shape="id2" draw:end-glue-point="3" svg:d="m8633 14971v2221h2527" svg:viewBox="0 0 2528 2222">
          <text:p/>
        </draw:connector>
        <draw:custom-shape draw:style-name="gr1" draw:text-style-name="P6" xml:id="id4" draw:id="id4" draw:layer="layout" svg:width="2.538cm" svg:height="1.651cm" svg:x="20.431cm" svg:y="6.969cm">
          <text:p text:style-name="P6"><text:span text:style-name="T6">Carrier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2.538cm" svg:height="1.651cm" svg:x="14.97cm" svg:y="5.953cm">
          <text:p text:style-name="P6"><text:span text:style-name="T6">DHCP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6" draw:id="id6" draw:layer="layout" svg:width="1.312cm" svg:height="0.762cm" svg:x="11.88cm" svg:y="10.398cm">
          <text:p text:style-name="P7"><text:span text:style-name="T7">Eth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line-skew="1.651cm" svg:x1="21.7cm" svg:y1="8.62cm" svg:x2="17.51cm" svg:y2="12.938cm" draw:start-shape="id4" draw:start-glue-point="2" draw:end-shape="id5" draw:end-glue-point="0" svg:d="m21700 8620v3810h-4190v508" svg:viewBox="0 0 4191 4319">
          <text:p/>
        </draw:connector>
        <draw:connector draw:style-name="gr11" draw:text-style-name="P2" draw:layer="layout" svg:x1="13.192cm" svg:y1="10.779cm" svg:x2="13.716cm" svg:y2="10.588cm" draw:start-shape="id6" draw:start-glue-point="1" draw:end-shape="id7" draw:end-glue-point="3" svg:d="m13192 10779h262v-191h262" svg:viewBox="0 0 525 192">
          <text:p/>
        </draw:connector>
        <draw:connector draw:style-name="gr12" draw:text-style-name="P2" draw:layer="layout" svg:x1="15.613cm" svg:y1="11.287cm" svg:x2="13.065cm" svg:y2="13.827cm" draw:start-shape="id7" draw:start-glue-point="2" draw:end-shape="id1" draw:end-glue-point="0" svg:d="m15613 11287v1270h-2548v1270" svg:viewBox="0 0 2549 2541">
          <text:p/>
        </draw:connector>
        <draw:connector draw:style-name="gr12" draw:text-style-name="P2" draw:layer="layout" svg:x1="8.62cm" svg:y1="11.16cm" svg:x2="8.633cm" svg:y2="12.938cm" draw:start-shape="id8" draw:start-glue-point="2" draw:end-shape="id3" draw:end-glue-point="0" svg:d="m8620 11160v889h13v889" svg:viewBox="0 0 14 1779">
          <text:p/>
        </draw:connector>
        <draw:line draw:style-name="gr6" draw:text-style-name="P2" draw:layer="layout" svg:x1="17.51cm" svg:y1="3.794cm" svg:x2="16.367cm" svg:y2="5.953cm">
          <text:p/>
        </draw:line>
        <draw:line draw:style-name="gr6" draw:text-style-name="P2" draw:layer="layout" svg:x1="21.576cm" svg:y1="3.794cm" svg:x2="21.701cm" svg:y2="6.969cm">
          <text:p/>
        </draw:line>
        <draw:line draw:style-name="gr3" draw:text-style-name="P2" draw:layer="layout" svg:x1="14.97cm" svg:y1="7.096cm" svg:x2="11.16cm" svg:y2="9.636cm">
          <text:p/>
        </draw:line>
        <draw:line draw:style-name="gr3" draw:text-style-name="P2" draw:layer="layout" svg:x1="20.431cm" svg:y1="8.112cm" svg:x2="11.16cm" svg:y2="10.144cm">
          <text:p/>
        </draw:line>
        <draw:custom-shape draw:style-name="gr1" draw:text-style-name="P1" draw:layer="layout" svg:width="3.81cm" svg:height="1.27cm" svg:x="4.81cm" svg:y="6.08cm">
          <text:p text:style-name="P2"><text:span text:style-name="T1">Fibre Control</text:span></text:p>
          <text:p text:style-name="P2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6.842cm" svg:y1="7.35cm" svg:x2="8.239cm" svg:y2="8.62cm">
          <text:p/>
        </draw:line>
        <draw:custom-shape draw:style-name="gr14" draw:text-style-name="P1" draw:layer="layout" svg:width="2.159cm" svg:height="1.27cm" svg:x="2.016cm" svg:y="11.414cm">
          <text:p text:style-name="P1"><text:span text:style-name="T1">Fibre</text:span></text:p>
          <text:p text:style-name="P1"><text:span text:style-name="T1">Alar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6.08cm" svg:y1="10.144cm" svg:x2="3.413cm" svg:y2="11.414cm">
          <text:p/>
        </draw:line>
        <draw:line draw:style-name="gr3" draw:text-style-name="P2" draw:layer="layout" svg:x1="6.091cm" svg:y1="13.573cm" svg:x2="3.286cm" svg:y2="12.684cm">
          <text:p/>
        </draw:line>
        <draw:connector draw:style-name="gr12" draw:text-style-name="P2" draw:layer="layout" draw:line-skew="-1.53cm" svg:x1="13.058cm" svg:y1="17.638cm" svg:x2="16.117cm" svg:y2="18.367cm" svg:d="m13058 17638v0 729h3059" svg:viewBox="0 0 3060 730">
          <text:p/>
        </draw:connector>
        <draw:frame draw:style-name="gr9" draw:text-style-name="P3" draw:layer="layout" svg:width="4.625cm" svg:height="0.645cm" svg:x="16.367cm" svg:y="18.018cm">
          <draw:text-box>
            <text:p><text:span text:style-name="T3">Physical fibre downstre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2:31:33</meta:creation-date>
    <dc:date>2014-02-04T11:08:27.202042127</dc:date>
    <meta:editing-duration>PT2H23M42S</meta:editing-duration>
    <meta:editing-cycles>10</meta:editing-cycles>
    <meta:generator>LibreOffice/4.1.4.2$Linux_X86_64 LibreOffice_project/0a0440ccc0227ad9829de5f46be37cfb6edcf72</meta:generator>
    <dc:creator>Paul Newborough</dc:creator>
    <meta:document-statistic meta:object-count="41"/>
  </office:meta>
</office:document-meta>
</file>